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rial" fo:font-size="11pt" fo:font-weight="bold" officeooo:rsid="000f8d07" officeooo:paragraph-rsid="000f8d07" style:font-size-asian="11pt" style:font-weight-asian="bold" style:font-size-complex="11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ay 5 task:</text:p>
      <text:p text:style-name="P3"/>
      <text:p text:style-name="P2"><text:span text:style-name="T2">1: Sign up for GitHub - </text:span><text:a xlink:type="simple" xlink:href="https://github.com/" office:target-frame-name="_blank" xlink:show="new" text:style-name="Internet_20_link" text:visited-style-name="Visited_20_Internet_20_Link"><text:span text:style-name="T2">https://github.com/</text:span></text:a><text:span text:style-name="T2"> </text:span></text:p>
      <text:p text:style-name="P2"><text:span text:style-name="T2">2: Download and Install Git - Default Configuration: </text:span><text:a xlink:type="simple" xlink:href="https://github.com/git-guides/install-git" office:target-frame-name="_blank" xlink:show="new" text:style-name="Internet_20_link" text:visited-style-name="Visited_20_Internet_20_Link"><text:span text:style-name="T2">https://github.com/git-guides/install-git</text:span></text:a><text:span text:style-name="T2"> </text:span></text:p>
      <text:p text:style-name="P2"><text:span text:style-name="T2">3: Download and install GitHub Desktop - </text:span><text:a xlink:type="simple" xlink:href="https://desktop.github.com/" office:target-frame-name="_blank" xlink:show="new" text:style-name="Internet_20_link" text:visited-style-name="Visited_20_Internet_20_Link"><text:span text:style-name="T2">https://desktop.github.com/</text:span></text:a><text:span text:style-name="T2"> </text:span></text:p>
      <text:p text:style-name="P3">4: Follow the tutorial on GitHub Desktop to link it to your GitHub account and create your first repository. </text:p>
      <text:p text:style-name="P3">5: Add the relevant files for this weeks tasks to the repository and publish it to GitHub. </text:p>
      <text:p text:style-name="P3">Stretch Task: </text:p>
      <text:p text:style-name="P3">Push an index.html file with some content to a separate GitHub repository and try to host the website using GitHub Pages. 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7:58:01.627000000</meta:creation-date>
    <dc:date>2024-01-23T17:58:45.625000000</dc:date>
    <meta:editing-duration>PT44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8" meta:word-count="86" meta:character-count="555" meta:non-whitespace-character-count="470"/>
  </office:meta>
</office:document-meta>
</file>